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9.45cm" svg:y="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" draw:id="id2" draw:layer="layout" svg:width="5.3cm" svg:height="2.12cm" svg:x="7.85cm" svg:y="3.3cm">
          <text:p text:style-name="P3"><text:span text:style-name="T2">Wysłanie danych</text:span><text:span text:style-name="T2"><text:line-break/></text:span><text:span text:style-name="T2">aktywacyjnyc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10.5cm" svg:y1="2.4cm" svg:x2="10.5cm" svg:y2="3.3cm" draw:start-shape="id1" draw:start-glue-point="8" draw:end-shape="id2" draw:end-glue-point="4" svg:d="M10500 2400v900" svg:viewBox="0 0 1 901">
          <text:p/>
        </draw:connector>
        <draw:custom-shape draw:style-name="gr2" draw:text-style-name="P3" xml:id="id4" draw:id="id4" draw:layer="layout" svg:width="4.67cm" svg:height="1.9cm" svg:x="8.165cm" svg:y="10cm">
          <text:p text:style-name="P3"><text:span text:style-name="T2">Odebranie</text:span></text:p>
          <text:p text:style-name="P3"><text:span text:style-name="T2">odpowiedz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0.5cm" svg:y1="8.3cm" svg:x2="10.5cm" svg:y2="10cm" draw:start-shape="id3" draw:start-glue-point="8" draw:end-shape="id4" draw:end-glue-point="4" svg:d="M10500 8300v1700" svg:viewBox="0 0 1 1701">
          <text:p text:style-name="P1"><text:span text:style-name="T3">Dostępna</text:span><text:span text:style-name="T3"><text:line-break/></text:span><text:span text:style-name="T3">odpowiedź</text:span></text:p>
        </draw:connector>
        <draw:custom-shape draw:style-name="gr1" draw:text-style-name="P3" xml:id="id5" draw:id="id5" draw:layer="layout" svg:width="5.8cm" svg:height="2.6cm" svg:x="7.6cm" svg:y="13.8cm">
          <text:p text:style-name="P3"><text:span text:style-name="T2">Poprawne działanie,</text:span></text:p>
          <text:p text:style-name="P3"><text:span text:style-name="T2">zwiększenie licznik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10.5cm" svg:y1="11.9cm" svg:x2="10.5cm" svg:y2="13.8cm" draw:start-shape="id4" draw:start-glue-point="8" draw:end-shape="id5" draw:end-glue-point="4" svg:d="M10500 11900v1900" svg:viewBox="0 0 1 1901">
          <text:p text:style-name="P1"><text:span text:style-name="T3">Poprawna</text:span><text:span text:style-name="T3"><text:line-break/></text:span><text:span text:style-name="T3">odpowiedź</text:span></text:p>
        </draw:connector>
        <draw:custom-shape draw:style-name="gr6" draw:text-style-name="P3" xml:id="id6" draw:id="id6" draw:layer="layout" svg:width="4.46cm" svg:height="1.9cm" svg:x="12.24cm" svg:y="17.8cm">
          <text:p text:style-name="P3"><text:span text:style-name="T2">Wysłanie</text:span></text:p>
          <text:p text:style-name="P3"><text:span text:style-name="T2">danyc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4" draw:layer="layout" draw:type="line" svg:x1="12.551cm" svg:y1="16.02cm" svg:x2="14.47cm" svg:y2="17.8cm" draw:start-shape="id5" draw:start-glue-point="9" draw:end-shape="id6" draw:end-glue-point="4" svg:d="M12551 16020l1919 1780" svg:viewBox="0 0 1920 1781">
          <text:p text:style-name="P1"><text:span text:style-name="T3">Co 1 sekundę</text:span></text:p>
        </draw:connector>
        <draw:connector draw:style-name="gr4" draw:text-style-name="P4" draw:layer="layout" draw:type="curve" draw:line-skew="0.419cm" svg:x1="12.835cm" svg:y1="10.95cm" svg:x2="13.15cm" svg:y2="4.36cm" draw:start-shape="id4" draw:start-glue-point="10" draw:end-shape="id2" draw:end-glue-point="10" svg:d="M12835 10950c1854 0 1696-6590 315-6590" svg:viewBox="0 0 1372 6591">
          <text:p text:style-name="P4">Niepoprawna<text:line-break/>odpowiedź</text:p>
        </draw:connector>
        <draw:custom-shape draw:style-name="gr7" draw:text-style-name="P3" xml:id="id7" draw:id="id7" draw:layer="layout" svg:width="2.5cm" svg:height="2.2cm" svg:x="5.4cm" svg:y="17.3cm">
          <text:p text:style-name="P3"><text:span text:style-name="T2">Tryb</text:span><text:span text:style-name="T2"><text:line-break/></text:span><text:span text:style-name="T2">STO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4" draw:layer="layout" draw:type="line" svg:x1="8.449cm" svg:y1="16.02cm" svg:x2="7.534cm" svg:y2="17.622cm" draw:start-shape="id5" draw:start-glue-point="7" draw:end-shape="id7" draw:end-glue-point="11" svg:d="M8449 16020l-915 1602" svg:viewBox="0 0 916 1603">
          <text:p text:style-name="P1"><text:span text:style-name="T3">Naciśnięcie przycisku „STOP”</text:span></text:p>
        </draw:connector>
        <draw:custom-shape draw:style-name="gr2" draw:text-style-name="P3" xml:id="id8" draw:id="id8" draw:layer="layout" svg:width="4.5cm" svg:height="2.3cm" svg:x="9.4cm" svg:y="19.6cm">
          <text:p text:style-name="P3"><text:span text:style-name="T2">Wysłanie</text:span></text:p>
          <text:p text:style-name="P3"><text:span text:style-name="T2">sygnału „STOP”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curve" svg:x1="11.65cm" svg:y1="21.9cm" svg:x2="6.65cm" svg:y2="19.5cm" draw:start-shape="id8" draw:start-glue-point="8" draw:end-shape="id7" draw:end-glue-point="8" svg:d="M11650 21900c0 753-5000 1953-5000-2400" svg:viewBox="0 0 5001 3144">
          <text:p/>
        </draw:connector>
        <draw:connector draw:style-name="gr3" draw:text-style-name="P1" draw:layer="layout" draw:type="curve" svg:x1="16.047cm" svg:y1="18.078cm" svg:x2="13.4cm" svg:y2="15.1cm" draw:start-shape="id6" draw:start-glue-point="11" draw:end-shape="id5" draw:end-glue-point="10" svg:d="M16047 18078c0-1986-882-2978-2647-2978" svg:viewBox="0 0 2648 2979">
          <text:p/>
        </draw:connector>
        <draw:connector draw:style-name="gr4" draw:text-style-name="P4" draw:layer="layout" draw:type="line" svg:x1="7.9cm" svg:y1="18.4cm" svg:x2="10.059cm" svg:y2="19.936cm" draw:start-shape="id7" draw:start-glue-point="10" draw:end-shape="id8" draw:end-glue-point="5" svg:d="M7900 18400l2159 1536" svg:viewBox="0 0 2160 1537">
          <text:p text:style-name="P1"><text:span text:style-name="T3"/></text:p>
          <text:p text:style-name="P1"><text:span text:style-name="T3">Co 0.5 sekundy</text:span></text:p>
        </draw:connector>
        <draw:custom-shape draw:style-name="gr2" draw:text-style-name="P3" xml:id="id3" draw:id="id3" draw:layer="layout" svg:width="3.2cm" svg:height="2.1cm" svg:x="8.9cm" svg:y="6.2cm">
          <text:p text:style-name="P1"><text:span text:style-name="T2">Oczekiwanie</text:span></text:p>
          <text:p text:style-name="P1"><text:span text:style-name="T2">przez 1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85cm" svg:y1="4.36cm" svg:x2="8.9cm" svg:y2="7.25cm" draw:start-shape="id2" draw:start-glue-point="6" draw:end-shape="id3" draw:end-glue-point="6" svg:d="M7850 4360c-751 0-1276 2890 1050 2890" svg:viewBox="0 0 1688 2891">
          <text:p/>
        </draw:connector>
        <draw:connector draw:style-name="gr3" draw:text-style-name="P1" draw:layer="layout" draw:type="curve" svg:x1="10.5cm" svg:y1="6.2cm" svg:x2="10.5cm" svg:y2="5.42cm" draw:start-shape="id3" draw:start-glue-point="4" draw:end-shape="id2" draw:end-glue-point="8" svg:d="M10500 6200v-780" svg:viewBox="0 0 1 7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25T11:46:47.728518757</dc:date>
    <dc:creator>Piotr Banaszkiewicz</dc:creator>
    <meta:editing-duration>PT27M26S</meta:editing-duration>
    <meta:editing-cycles>13</meta:editing-cycles>
    <meta:generator>LibreOffice/4.2.8.2$Linux_X86_64 LibreOffice_project/420m0$Build-2</meta:generator>
    <meta:document-statistic meta:object-count="19"/>
  </office:meta>
</office:document-meta>
</file>